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9600000039895FDFBD.gif" manifest:media-type="image/gif"/>
  <manifest:file-entry manifest:full-path="Pictures/100002000000008900000092580CAB2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nsolas1" svg:font-family="Consolas"/>
    <style:font-face style:name="Corbel1" svg:font-family="Corbel"/>
    <style:font-face style:name="Arial3" svg:font-family="Arial" style:font-family-generic="swiss"/>
    <style:font-face style:name="DejaVu Sans" svg:font-family="'DejaVu Sans'" style:font-family-generic="swiss"/>
    <style:font-face style:name="Arial1" svg:font-family="Arial" style:font-pitch="variable"/>
    <style:font-face style:name="Consolas" svg:font-family="Consolas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-2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ectiekop-title">
      <style:graphic-properties draw:stroke="none" svg:stroke-width="0cm" draw:fill="none" draw:textarea-vertical-align="top" draw:auto-grow-height="false" draw:fit-to-size="false" fo:min-height="3.181cm" fo:padding-top="0.178cm" fo:padding-bottom="0.125cm" fo:padding-left="0.25cm" fo:padding-right="0.25cm" fo:wrap-option="wrap"/>
    </style:style>
    <style:style style:name="pr2" style:family="presentation" style:parent-style-name="Sectiekop-subtitle" style:list-style-name="L4">
      <style:graphic-properties draw:fill-color="#ffffff" draw:auto-grow-height="true" fo:min-height="10.007cm"/>
    </style:style>
    <style:style style:name="pr3" style:family="presentation" style:parent-style-name="Sectiekop-notes">
      <style:graphic-properties draw:fill-color="#ffffff" fo:min-height="12.573cm"/>
    </style:style>
    <style:style style:name="pr4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en_20_objec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el_20_en_20_object-notes">
      <style:graphic-properties draw:fill-color="#ffffff" fo:min-height="12.573cm"/>
    </style:style>
    <style:style style:name="pr7" style:family="presentation" style:parent-style-name="Titel_20_en_20_object-title">
      <style:graphic-properties draw:auto-grow-height="true" fo:min-height="2.539cm"/>
    </style:style>
    <style:style style:name="pr8" style:family="presentation" style:parent-style-name="Titel_20_en_20_object-outline1">
      <style:graphic-properties fo:min-height="12.449cm"/>
    </style:style>
    <style:style style:name="pr9" style:family="presentation" style:parent-style-name="Titel_20_en_20_object-notes">
      <style:graphic-properties draw:fill-color="#ffffff" fo:min-height="12.572cm"/>
    </style:style>
    <style:style style:name="pr10" style:family="presentation" style:parent-style-name="Titel_20_en_20_object-title">
      <style:graphic-properties fo:min-height="2.539cm"/>
    </style:style>
    <style:style style:name="pr11" style:family="presentation" style:parent-style-name="Titel_20_en_20_object-subtitle">
      <style:graphic-properties draw:fill-color="#ffffff" fo:min-height="11.773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style:paragraph-properties fo:text-align="center" style:font-independent-line-spacing="true"/>
      <style:text-properties style:font-name="DejaVu Sans1" fo:font-size="3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style:font-name="DejaVu Sans1" fo:font-size="40pt"/>
    </style:style>
    <style:style style:name="P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30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style:text-properties style:font-name="DejaVu Sans1" fo:font-size="96pt" style:font-size-asian="96pt" style:font-size-complex="96pt"/>
    </style:style>
    <style:style style:name="T1" style:family="text">
      <style:text-properties fo:font-variant="normal" fo:text-transform="none" fo:color="#d6ecff" style:text-line-through-style="none" style:text-line-through-type="none" style:text-position="0% 100%" style:font-name="DejaVu Sans1" fo:font-size="38pt" fo:letter-spacing="-0.052cm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" style:family="text">
      <style:text-properties fo:font-variant="normal" fo:text-transform="none" fo:color="#d6ecff" style:text-line-through-style="none" style:text-line-through-type="none" style:text-position="0% 100%" style:font-name="DejaVu Sans1" fo:font-size="26pt" fo:letter-spacing="-0.052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d6ecff" style:text-line-through-style="none" style:text-line-through-type="none" style:text-position="0% 100%" style:font-name="DejaVu San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rbe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style:font-name="DejaVu Sans1"/>
    </style:style>
    <style:style style:name="T7" style:family="text">
      <style:text-properties fo:font-variant="normal" fo:text-transform="none" fo:color="#c1eeff" style:text-line-through-style="none" style:text-line-through-type="none" style:text-position="0% 100%" style:font-name="DejaVu San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style:font-name="DejaVu Sans1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d6ecff" fo:font-size="9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ll HighTech ICT" draw:style-name="dp1" draw:master-page-name="Sectiekop" presentation:presentation-page-layout-name="AL1T32">
        <office:forms form:automatic-focus="false" form:apply-design-mode="false"/>
        <draw:frame draw:name="Titel 1" presentation:style-name="pr1" draw:text-style-name="P2" draw:layer="layout" svg:width="22.656cm" svg:height="2.158cm" svg:x="1.964cm" svg:y="1.422cm" presentation:class="title" presentation:user-transformed="true">
          <draw:text-box>
            <text:p text:style-name="P1"><text:span text:style-name="T1">Functional Programming and Test Driven Development</text:span><text:span text:style-name="T1"><text:line-break/></text:span><text:span text:style-name="T2">A match made in heaven</text:span></text:p>
          </draw:text-box>
        </draw:frame>
        <draw:frame draw:name="Afbeelding 3" draw:style-name="gr1" draw:text-style-name="P3" draw:layer="layout" svg:width="3.624cm" svg:height="3.862cm" svg:x="14.684cm" svg:y="9.723cm">
          <draw:image xlink:href="Pictures/100002000000008900000092580CAB2F.gif" xlink:type="simple" xlink:show="embed" xlink:actuate="onLoad">
            <text:p/>
          </draw:image>
        </draw:frame>
        <draw:frame presentation:style-name="pr2" draw:text-style-name="P4" draw:layer="layout" svg:width="22.656cm" svg:height="22.182cm" svg:x="1.964cm" svg:y="-4.665cm" presentation:class="subtitl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Bart de Boer</text:span></text:p>
            <text:p text:style-name="P4"><text:span text:style-name="T3">Bas Bossink</text:span></text:p>
            <text:p text:style-name="P4"><text:span text:style-name="T3"/></text:p>
            <text:p text:style-name="P4"><text:span text:style-name="T3">Heeze 27 november 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el_20_en_20_object" presentation:presentation-page-layout-name="AL2T11">
        <office:forms form:automatic-focus="false" form:apply-design-mode="false"/>
        <draw:frame draw:name="Titel 1" presentation:style-name="pr4" draw:text-style-name="P6" draw:layer="layout" svg:width="21.589cm" svg:height="2.539cm" svg:x="2.54cm" svg:y="1.424cm" presentation:class="title" presentation:user-transformed="true">
          <draw:text-box>
            <text:p text:style-name="P5"><text:span text:style-name="T4">Agenda</text:span></text:p>
          </draw:text-box>
        </draw:frame>
        <draw:frame draw:name="Tijdelijke aanduiding voor inhoud 2" presentation:style-name="pr5" draw:text-style-name="P8" draw:layer="layout" svg:width="21.589cm" svg:height="12.699cm" svg:x="2.5cm" svg:y="4.123cm" presentation:class="outline" presentation:user-transformed="true">
          <draw:text-box>
            <text:list text:style-name="L2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Scheme basics</text:span></text:p>
              </text:list-item>
              <text:list-item>
                <text:p text:style-name="P7"><text:span text:style-name="T5">Introducing the fizzbuzz kata</text:span></text:p>
              </text:list-item>
              <text:list-item>
                <text:p text:style-name="P7"><text:span text:style-name="T5">:-&gt;First function </text:span></text:p>
              </text:list-item>
              <text:list-item>
                <text:p text:style-name="P7"><text:span text:style-name="T5">Conditional expressions</text:span></text:p>
              </text:list-item>
              <text:list-item>
                <text:p text:style-name="P7"><text:span text:style-name="T5">:-&gt;Finishing the fizzbuzz kata</text:span></text:p>
              </text:list-item>
              <text:list-item>
                <text:p text:style-name="P7"><text:span text:style-name="T5">:-&gt;Legacy code: an RPN calculator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en_20_object" presentation:presentation-page-layout-name="AL3T1">
        <office:forms form:automatic-focus="false" form:apply-design-mode="false"/>
        <draw:frame presentation:style-name="pr7" draw:layer="layout" svg:width="21.589cm" svg:height="2.539cm" svg:x="2.54cm" svg:y="1.424cm" presentation:class="title">
          <draw:text-box>
            <text:p><text:span text:style-name="T6">Introduction</text:span></text:p>
          </draw:text-box>
        </draw:frame>
        <draw:frame presentation:style-name="pr8" draw:layer="layout" svg:width="21.589cm" svg:height="12.699cm" svg:x="2.54cm" svg:y="4.957cm" presentation:class="outline">
          <draw:text-box>
            <text:list text:style-name="L3">
              <text:list-item>
                <text:p xml:id="id1" text:id="id1">What is TDD?</text:p>
              </text:list-item>
              <text:list-item>
                <text:p xml:id="id2" text:id="id2">Who uses TDD?</text:p>
              </text:list-item>
              <text:list-item>
                <text:p xml:id="id3" text:id="id3">What is Functional Programming (FP)?</text:p>
              </text:list-item>
              <text:list-item>
                <text:p xml:id="id4" text:id="id4">Who uses FP?</text:p>
              </text:list-item>
              <text:list-item>
                <text:p xml:id="id5" text:id="id5">Where is FP a good fit?</text:p>
                <text:list>
                  <text:list-item>
                    <text:p xml:id="id6" text:id="id6">Parrallelism, concurrency</text:p>
                  </text:list-item>
                  <text:list-item>
                    <text:p xml:id="id7" text:id="id7">Data transformations</text:p>
                  </text:list-item>
                  <text:list-item>
                    <text:p xml:id="id8" text:id="id8">Everything 'stateless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en_20_object" presentation:presentation-page-layout-name="AL3T1">
        <office:forms form:automatic-focus="false" form:apply-design-mode="false"/>
        <draw:frame presentation:style-name="pr10" draw:layer="layout" svg:width="21.589cm" svg:height="2.539cm" svg:x="2.54cm" svg:y="1.424cm" presentation:class="title">
          <draw:text-box>
            <text:p><text:span text:style-name="T6">Fizzbuzz</text:span></text:p>
          </draw:text-box>
        </draw:frame>
        <draw:frame presentation:style-name="pr8" draw:layer="layout" svg:width="21.589cm" svg:height="12.699cm" svg:x="2.54cm" svg:y="4.957cm" presentation:class="outline" presentation:user-transformed="true">
          <draw:text-box>
            <text:list text:style-name="L3">
              <text:list-item>
                <text:p>For <text:s/>a positive integer x return:</text:p>
              </text:list-item>
              <text:list-item>
                <text:p>“fizz” if x is divisible by 3</text:p>
              </text:list-item>
              <text:list-item>
                <text:p>“buzz” if x is divisible by 5</text:p>
              </text:list-item>
              <text:list-item>
                <text:p>“fizzbuzz” if x is divisible by 3 and 5</text:p>
              </text:list-item>
              <text:list-item>
                <text:p>x <text:s/>otherw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e Bas" draw:style-name="dp1" draw:master-page-name="Titel_20_en_20_object" presentation:presentation-page-layout-name="AL3T1">
        <office:forms form:automatic-focus="false" form:apply-design-mode="false"/>
        <draw:frame draw:name="Titel 1" presentation:style-name="pr4" draw:text-style-name="P6" draw:layer="layout" svg:width="21.589cm" svg:height="2.539cm" svg:x="2.54cm" svg:y="1.424cm" presentation:class="title">
          <draw:text-box>
            <text:p text:style-name="P9"><text:span text:style-name="T7">Conclusion</text:span></text:p>
          </draw:text-box>
        </draw:frame>
        <draw:frame presentation:style-name="pr8" draw:layer="layout" svg:width="21.589cm" svg:height="12.699cm" svg:x="2.54cm" svg:y="4.957cm" presentation:class="outline">
          <draw:text-box>
            <text:list text:style-name="L3">
              <text:list-item>
                <text:p>Small to the point functions, help baby steps, help TDD</text:p>
              </text:list-item>
              <text:list-item>
                <text:p>No side effects -&gt; no TDD pain</text:p>
              </text:list-item>
              <text:list-item>
                <text:p>Higher order functions can help reduce (test-)code duplication</text:p>
              </text:list-item>
              <text:list-item>
                <text:p>No dependencies on 'global' state –&gt; no elaborate setu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en_20_object" presentation:presentation-page-layout-name="AL1T32">
        <office:forms form:automatic-focus="false" form:apply-design-mode="false"/>
        <draw:frame presentation:style-name="pr11" draw:text-style-name="P10" draw:layer="layout" svg:width="21.589cm" svg:height="11.773cm" svg:x="2.54cm" svg:y="1.424cm" presentation:class="subtitle">
          <draw:text-box>
            <text:p><text:span text:style-name="T8">Thank yo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nsolas1" svg:font-family="Consolas"/>
    <style:font-face style:name="Corbel1" svg:font-family="Corbel"/>
    <style:font-face style:name="Arial3" svg:font-family="Arial" style:font-family-generic="swiss"/>
    <style:font-face style:name="DejaVu Sans" svg:font-family="'DejaVu Sans'" style:font-family-generic="swiss"/>
    <style:font-face style:name="Arial1" svg:font-family="Arial" style:font-pitch="variable"/>
    <style:font-face style:name="Consolas" svg:font-family="Consolas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ekop-background" style:family="presentation">
      <style:graphic-properties draw:stroke="none" draw:fill="gradient"/>
      <style:text-properties style:letter-kerning="true"/>
    </style:style>
    <style:style style:name="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ekop-outline1" style:family="presentation">
      <style:graphic-properties draw:stroke="none" draw:fill="none" draw:auto-grow-height="false" draw:fit-to-size="shrink-to-fit">
        <text:list-style style:name="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3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nl" style:country-asian="NL" style:font-style-asian="normal" style:font-weight-asian="normal" style:font-name-complex="Arial2" style:font-family-complex="Arial" style:font-size-complex="3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Sectiekop-outline2" style:family="presentation" style:parent-style-name="Sectiekop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Sectiekop-outline3" style:family="presentation" style:parent-style-name="Sectiekop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Sectiekop-outline4" style:family="presentation" style:parent-style-name="Sectiekop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Sectiekop-outline5" style:family="presentation" style:parent-style-name="Sectiekop-outline4">
      <style:paragraph-properties fo:margin-top="0cm" fo:margin-bottom="0.1cm"/>
      <style:text-properties fo:font-size="20pt" style:font-size-asian="20pt" style:font-size-complex="20pt"/>
    </style:style>
    <style:style style:name="Sectiekop-outline6" style:family="presentation" style:parent-style-name="Sectiekop-outline5">
      <style:paragraph-properties fo:margin-top="0cm" fo:margin-bottom="0.1cm"/>
      <style:text-properties fo:font-size="20pt" style:font-size-asian="20pt" style:font-size-complex="20pt"/>
    </style:style>
    <style:style style:name="Sectiekop-outline7" style:family="presentation" style:parent-style-name="Sectiekop-outline6">
      <style:paragraph-properties fo:margin-top="0cm" fo:margin-bottom="0.1cm"/>
      <style:text-properties fo:font-size="20pt" style:font-size-asian="20pt" style:font-size-complex="20pt"/>
    </style:style>
    <style:style style:name="Sectiekop-outline8" style:family="presentation" style:parent-style-name="Sectiekop-outline7">
      <style:paragraph-properties fo:margin-top="0cm" fo:margin-bottom="0.1cm"/>
      <style:text-properties fo:font-size="20pt" style:font-size-asian="20pt" style:font-size-complex="20pt"/>
    </style:style>
    <style:style style:name="Sectiekop-outline9" style:family="presentation" style:parent-style-name="Sectiekop-outline8">
      <style:paragraph-properties fo:margin-top="0cm" fo:margin-bottom="0.1cm"/>
      <style:text-properties fo:font-size="20pt" style:font-size-asian="20pt" style:font-size-complex="20pt"/>
    </style:style>
    <style:style style:name="Sectiekop-subtitle" style:family="presentation">
      <style:graphic-properties draw:stroke="none" draw:fill="none" draw:textarea-vertical-align="middle">
        <text:list-style style:name="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ekop-title" style:family="presentation">
      <style:graphic-properties draw:stroke="none" draw:fill="none" draw:textarea-vertical-align="middle">
        <text:list-style style:name="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nl" style:country-asian="NL" style:font-style-asian="normal" style:font-weight-asian="normal" style:font-name-complex="Arial2" style:font-family-complex="Arial" style:font-size-complex="4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gradient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3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nl" style:country-asian="NL" style:font-style-asian="normal" style:font-weight-asian="normal" style:font-name-complex="Arial2" style:font-family-complex="Arial" style:font-size-complex="3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nl" style:country-asian="NL" style:font-style-asian="normal" style:font-weight-asian="normal" style:font-name-complex="Arial2" style:font-family-complex="Arial" style:font-size-complex="4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ea157a" svg:stroke-opacity="53%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586a85" draw:opacity="30%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round" draw:fill="solid" draw:fill-color="#556987" draw:opacity="30%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fill="solid" draw:fill-color="#586a85" draw:opacity="40%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Sectiekop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cm" fo:padding-left="0.229cm" fo:padding-right="0.254cm" fo:wrap-option="wrap"/>
    </style:style>
    <style:style style:name="Mpr2" style:family="presentation" style:parent-style-name="Sectiekop-title">
      <style:graphic-properties draw:stroke="none" svg:stroke-width="0cm" draw:fill="none" draw:textarea-vertical-align="top" draw:auto-grow-height="false" draw:fit-to-size="false" fo:min-height="3.181cm" fo:padding-top="0.178cm" fo:padding-bottom="0.125cm" fo:padding-left="0.25cm" fo:padding-right="0.25cm" fo:wrap-option="wrap"/>
    </style:style>
    <style:style style:name="Mpr3" style:family="presentation" style:parent-style-name="Sectiekop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Sectiekop-backgroundobjects">
      <style:graphic-properties draw:stroke="none" draw:fill="none" draw:fill-color="#ffffff" draw:auto-grow-height="false" fo:min-height="1.397cm"/>
    </style:style>
    <style:style style:name="Mpr5" style:family="presentation" style:parent-style-name="Sectiekop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en_20_objec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en_20_objec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.152cm" fo:margin-right="0cm" fo:margin-top="0.24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20" style:family="paragraph"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c1eeff" style:text-line-through-style="none" style:text-line-through-type="none" style:text-position="0% 100%" style:font-name="Consolas1" fo:font-size="38pt" fo:letter-spacing="-0.052cm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4" style:family="text">
      <style:text-properties fo:font-variant="normal" fo:text-transform="none" fo:color="#d6ecff" style:text-line-through-style="none" style:text-line-through-type="none" style:text-position="0% 100%" style:font-name="Corbe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d6ecff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c1eeff" style:text-line-through-style="none" style:text-line-through-type="none" style:text-position="0% 100%" style:font-name="Consola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orbe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">
        <style:list-level-properties text:space-before="2.867cm" text:min-label-width="0.634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">
        <style:list-level-properties text:space-before="2.867cm" text:min-label-width="0.634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">
        <style:list-level-properties text:space-before="3.533cm" text:min-label-width="0.581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ctiekop" style:page-layout-name="PM1" draw:style-name="Mdp1">
      <draw:frame draw:name="Afbeelding 17" draw:style-name="Mgr3" draw:text-style-name="MP3" draw:layer="backgroundobjects" svg:width="3.968cm" svg:height="1.507cm" svg:x="0.397cm" svg:y="17.542cm">
        <draw:image xlink:href="Pictures/100002000000009600000039895FDFBD.gif" xlink:type="simple" xlink:show="embed" xlink:actuate="onLoad">
          <text:p/>
        </draw:image>
      </draw:frame>
      <draw:custom-shape draw:name="Vrije vorm 13" draw:style-name="Mgr4" draw:text-style-name="MP4" draw:layer="backgroundobjects" svg:width="12.002cm" svg:height="16.086cm" svg:x="13.414cm" svg:y="2.981cm">
        <text:p/>
        <draw:enhanced-geometry draw:mirror-horizontal="false" draw:mirror-vertical="false" svg:viewBox="0 0 4321175 5791200" drawooo:sub-view-size="2736 3648" draw:text-areas="0 0 0 0" draw:type="ooxml-non-primitive" draw:modifiers="0 0 0 0 0 0 0 0" draw:enhanced-path="M 0 3648 L 720 2016 2736 672 2736 720 744 2038 48 3648 48 3648 Z N"/>
      </draw:custom-shape>
      <draw:custom-shape draw:name="Vrije vorm 14" draw:style-name="Mgr4" draw:text-style-name="MP4" draw:layer="backgroundobjects" svg:width="15.314cm" svg:height="18.374cm" svg:x="1.041cm" svg:y="0cm">
        <text:p/>
        <draw:enhanced-geometry draw:mirror-horizontal="false" draw:mirror-vertical="false" svg:viewBox="0 0 5513388 6615113" drawooo:sub-view-size="3504 4128" draw:text-areas="0 0 0 0" draw:type="ooxml-non-primitive" draw:modifiers="0 0 0 0 0 0 0 0" draw:enhanced-path="M 0 4080 L 0 4128 3504 2640 2880 0 2832 0 3465 2619 0 4080 Z N"/>
      </draw:custom-shape>
      <draw:custom-shape draw:name="Vrije vorm 12" draw:style-name="Mgr5" draw:text-style-name="MP4" draw:layer="backgroundobjects" svg:width="11.429cm" svg:height="3.302cm" draw:transform="rotate (-1.52314883821545) translate (19.486cm -0.015cm)">
        <text:p/>
        <draw:enhanced-geometry draw:mirror-horizontal="false" draw:mirror-vertical="false" svg:viewBox="0 0 4114800 1189038" drawooo:sub-view-size="3552 1344" draw:text-areas="0 0 0 0" draw:type="ooxml-non-primitive" draw:modifiers="0 0 0 0 0 0 0 0" draw:enhanced-path="M 0 0 L 3552 1344 0 48 0 0 Z N"/>
      </draw:custom-shape>
      <draw:custom-shape draw:name="Vrije vorm 15" draw:style-name="Mgr6" draw:text-style-name="MP4" draw:layer="backgroundobjects" svg:width="7.619cm" svg:height="11.852cm" svg:x="16.51cm" svg:y="0cm">
        <text:p/>
        <draw:enhanced-geometry draw:mirror-horizontal="false" draw:mirror-vertical="false" svg:viewBox="0 0 2743200 4267200" drawooo:sub-view-size="1728 2688" draw:text-areas="0 0 0 0" draw:type="ooxml-non-primitive" draw:modifiers="0 0 0 0 0 0 0 0" draw:enhanced-path="M 1104 0 L 1728 0 0 2688 1104 0 Z N"/>
      </draw:custom-shape>
      <draw:custom-shape draw:name="Vrije vorm 16" draw:style-name="Mgr6" draw:text-style-name="MP4" draw:layer="backgroundobjects" svg:width="8.889cm" svg:height="3.174cm" svg:x="16.51cm" svg:y="11.853cm">
        <text:p/>
        <draw:enhanced-geometry draw:mirror-horizontal="false" draw:mirror-vertical="false" svg:viewBox="0 0 3200400 1143000" drawooo:sub-view-size="2016 720" draw:text-areas="0 0 0 0" draw:type="ooxml-non-primitive" draw:modifiers="0 0 0 0 0 0 0 0" draw:enhanced-path="M 0 0 L 2016 240 2016 720 0 0 Z N"/>
      </draw:custom-shape>
      <draw:custom-shape draw:name="Vrije vorm 17" draw:style-name="Mgr6" draw:text-style-name="MP4" draw:layer="backgroundobjects" svg:width="3.809cm" svg:height="11.852cm" svg:x="16.51cm" svg:y="0cm">
        <text:p/>
        <draw:enhanced-geometry draw:mirror-horizontal="false" draw:mirror-vertical="false" svg:viewBox="0 0 1371600 4267200" drawooo:sub-view-size="864 2688" draw:text-areas="0 0 0 0" draw:type="ooxml-non-primitive" draw:modifiers="0 0 0 0 0 0 0 0" draw:enhanced-path="M 864 0 L 0 2688 768 0 864 0 Z N"/>
      </draw:custom-shape>
      <draw:custom-shape draw:name="Vrije vorm 18" draw:style-name="Mgr6" draw:text-style-name="MP4" draw:layer="backgroundobjects" svg:width="5.807cm" svg:height="7.253cm" svg:x="16.523cm" svg:y="11.796cm">
        <text:p/>
        <draw:enhanced-geometry draw:mirror-horizontal="false" draw:mirror-vertical="false" svg:viewBox="0 0 2090737 2611437" drawooo:sub-view-size="1317 1645" draw:text-areas="0 0 0 0" draw:type="ooxml-non-primitive" draw:modifiers="0 0 0 0 0 0 0 0" draw:enhanced-path="M 1071 1645 L 1317 1645 0 0 1071 1645 Z N"/>
      </draw:custom-shape>
      <draw:custom-shape draw:name="Vrije vorm 19" draw:style-name="Mgr6" draw:text-style-name="MP4" draw:layer="backgroundobjects" svg:width="4.444cm" svg:height="7.196cm" svg:x="16.51cm" svg:y="11.853cm">
        <text:p/>
        <draw:enhanced-geometry draw:mirror-horizontal="false" draw:mirror-vertical="false" svg:viewBox="0 0 1600200 2590800" drawooo:sub-view-size="1008 1632" draw:text-areas="0 0 0 0" draw:type="ooxml-non-primitive" draw:modifiers="0 0 0 0 0 0 0 0" draw:enhanced-path="M 1008 1632 L 0 0 960 1632 1008 1632 Z N"/>
      </draw:custom-shape>
      <draw:custom-shape draw:name="Vrije vorm 20" draw:style-name="Mgr6" draw:text-style-name="MP4" draw:layer="backgroundobjects" svg:width="8.889cm" svg:height="8.042cm" svg:x="16.51cm" svg:y="3.81cm">
        <text:p/>
        <draw:enhanced-geometry draw:mirror-horizontal="false" draw:mirror-vertical="false" svg:viewBox="0 0 3200400 2895600" drawooo:sub-view-size="2016 1824" draw:text-areas="0 0 0 0" draw:type="ooxml-non-primitive" draw:modifiers="0 0 0 0 0 0 0 0" draw:enhanced-path="M 2016 0 L 2016 144 0 1824 2016 0 Z N"/>
      </draw:custom-shape>
      <draw:custom-shape draw:name="Vrije vorm 21" draw:style-name="Mgr6" draw:text-style-name="MP4" draw:layer="backgroundobjects" svg:width="8.889cm" svg:height="6.984cm" svg:x="16.51cm" svg:y="4.868cm">
        <text:p/>
        <draw:enhanced-geometry draw:mirror-horizontal="false" draw:mirror-vertical="false" svg:viewBox="0 0 3200400 2514600" drawooo:sub-view-size="2016 1584" draw:text-areas="0 0 0 0" draw:type="ooxml-non-primitive" draw:modifiers="0 0 0 0 0 0 0 0" draw:enhanced-path="M 2016 0 L 0 1584 2016 48 2016 0 Z N"/>
      </draw:custom-shape>
      <draw:custom-shape draw:name="Vrije vorm 22" draw:style-name="Mgr6" draw:text-style-name="MP4" draw:layer="backgroundobjects" svg:width="13.757cm" svg:height="7.196cm" svg:x="2.752cm" svg:y="11.853cm">
        <text:p/>
        <draw:enhanced-geometry draw:mirror-horizontal="false" draw:mirror-vertical="false" svg:viewBox="0 0 4953000 2590800" drawooo:sub-view-size="3120 1632" draw:text-areas="0 0 0 0" draw:type="ooxml-non-primitive" draw:modifiers="0 0 0 0 0 0 0 0" draw:enhanced-path="M 0 1632 L 3120 0 1056 1632 0 1632 Z N"/>
      </draw:custom-shape>
      <draw:custom-shape draw:name="Vrije vorm 23" draw:style-name="Mgr6" draw:text-style-name="MP4" draw:layer="backgroundobjects" svg:width="14.816cm" svg:height="7.196cm" svg:x="1.482cm" svg:y="11.853cm">
        <text:p/>
        <draw:enhanced-geometry draw:mirror-horizontal="false" draw:mirror-vertical="false" svg:viewBox="0 0 5334000 2590800" drawooo:sub-view-size="3360 1632" draw:text-areas="0 0 0 0" draw:type="ooxml-non-primitive" draw:modifiers="0 0 0 0 0 0 0 0" draw:enhanced-path="M 0 1632 L 3360 0 144 1632 0 1632 Z N"/>
      </draw:custom-shape>
      <draw:custom-shape draw:name="Vrije vorm 24" draw:style-name="Mgr6" draw:text-style-name="MP4" draw:layer="backgroundobjects" svg:width="15.662cm" svg:height="5.079cm" svg:x="1.019cm" svg:y="6.773cm">
        <text:p/>
        <draw:enhanced-geometry draw:mirror-horizontal="false" draw:mirror-vertical="false" svg:viewBox="0 0 5638800 1828800" drawooo:sub-view-size="3552 1152" draw:text-areas="0 0 0 0" draw:type="ooxml-non-primitive" draw:modifiers="0 0 0 0 0 0 0 0" draw:enhanced-path="M 0 0 L 3504 1152 0 384 0 0 Z N"/>
      </draw:custom-shape>
      <draw:custom-shape draw:name="Vrije vorm 25" draw:style-name="Mgr6" draw:text-style-name="MP4" draw:layer="backgroundobjects" svg:width="15.662cm" svg:height="5.926cm" svg:x="1.019cm" svg:y="5.927cm">
        <text:p/>
        <draw:enhanced-geometry draw:mirror-horizontal="false" draw:mirror-vertical="false" svg:viewBox="0 0 5638800 2133600" drawooo:sub-view-size="3552 1344" draw:text-areas="0 0 0 0" draw:type="ooxml-non-primitive" draw:modifiers="0 0 0 0 0 0 0 0" draw:enhanced-path="M 0 0 L 3552 1344 0 48 0 0 Z N"/>
      </draw:custom-shape>
      <draw:custom-shape draw:name="Vrije vorm 26" draw:style-name="Mgr5" draw:text-style-name="MP4" draw:layer="backgroundobjects" svg:width="3.809cm" svg:height="7.196cm" svg:x="12.7cm" svg:y="11.853cm">
        <text:p/>
        <draw:enhanced-geometry draw:mirror-horizontal="false" draw:mirror-vertical="false" svg:viewBox="0 0 1371600 2590800" drawooo:sub-view-size="864 1632" draw:text-areas="0 0 0 0" draw:type="ooxml-non-primitive" draw:modifiers="0 0 0 0 0 0 0 0" draw:enhanced-path="M 0 1632 L 96 1632 864 0 0 1632 Z N"/>
      </draw:custom-shape>
      <draw:custom-shape draw:name="Rechthoek 6" draw:style-name="Mgr7" draw:text-style-name="MP4" draw:layer="backgroundobjects" svg:width="23.622cm" svg:height="4.44cm" svg:x="1.01cm" svg:y="1.1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tekst 2" presentation:style-name="Mpr1" draw:text-style-name="MP7" draw:layer="backgroundobjects" svg:width="15.882cm" svg:height="2.714cm" svg:x="1.964cm" svg:y="3.75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Seventh Outline LevelKlik om de modelstijlen te bewerken</text:span></text:p>
        </draw:text-box>
      </draw:frame>
      <draw:frame draw:name="Titel 1" presentation:style-name="Mpr2" draw:text-style-name="MP9" draw:layer="backgroundobjects" svg:width="22.656cm" svg:height="2.158cm" svg:x="1.964cm" svg:y="1.422cm" presentation:class="title" presentation:user-transformed="true">
        <draw:text-box>
          <text:p text:style-name="MP8"><text:span text:style-name="MT3">Click to edit the title text formatKlik om de stijl te bewerken</text:span></text:p>
        </draw:text-box>
      </draw:frame>
      <draw:frame draw:name="Tijdelijke aanduiding voor datum 3" presentation:style-name="Mpr3" draw:text-style-name="MP11" draw:layer="backgroundobjects" svg:width="5.926cm" svg:height="1.013cm" svg:x="17.992cm" svg:y="17.824cm" presentation:class="date-time" presentation:user-transformed="true">
        <draw:text-box>
          <text:p text:style-name="MP10"><text:span text:style-name="MT4"><text:date style:data-style-name="D1" text:date-value="2014-11-25">11/25/14</text:date></text:span></text:p>
        </draw:text-box>
      </draw:frame>
      <draw:frame draw:name="Tijdelijke aanduiding voor voettekst 4" presentation:style-name="Mpr3" draw:text-style-name="MP11" draw:layer="backgroundobjects" svg:width="15.451cm" svg:height="1.013cm" svg:x="2.54cm" svg:y="17.824cm" presentation:class="footer" presentation:user-transformed="true">
        <draw:text-box>
          <text:p/>
        </draw:text-box>
      </draw:frame>
      <draw:frame draw:name="Tijdelijke aanduiding voor dianummer 5" presentation:style-name="Mpr3" draw:text-style-name="MP13" draw:layer="backgroundobjects" svg:width="1.269cm" svg:height="1.013cm" svg:x="23.918cm" svg:y="17.824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Sectiekop-title" draw:layer="backgroundobjects" svg:width="13.968cm" svg:height="10.476cm" svg:x="3.81cm" svg:y="2.123cm" presentation:class="page"/>
        <draw:frame presentation:style-name="Sectiekop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Afbeelding 17" draw:style-name="Mgr3" draw:text-style-name="MP3" draw:layer="backgroundobjects" svg:width="3.968cm" svg:height="1.507cm" svg:x="0.397cm" svg:y="17.542cm">
        <draw:image xlink:href="Pictures/100002000000009600000039895FDFBD.gif" xlink:type="simple" xlink:show="embed" xlink:actuate="onLoad">
          <text:p/>
        </draw:image>
      </draw:frame>
      <draw:frame draw:name="Titel 1" presentation:style-name="Mpr6" draw:text-style-name="MP14" draw:layer="backgroundobjects" svg:width="21.589cm" svg:height="2.539cm" svg:x="2.54cm" svg:y="1.424cm" presentation:class="title" presentation:user-transformed="true">
        <draw:text-box>
          <text:p text:style-name="MP8"><text:span text:style-name="MT6">Click to edit the title text formatKlik om de stijl te bewerken</text:span></text:p>
        </draw:text-box>
      </draw:frame>
      <draw:frame draw:name="Tijdelijke aanduiding voor inhoud 2" presentation:style-name="Mpr7" draw:text-style-name="MP20" draw:layer="backgroundobjects" svg:width="21.589cm" svg:height="12.699cm" svg:x="2.54cm" svg:y="4.95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7">Seventh Outline LevelKlik om de modelstijlen te bewerke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2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13" presentation:style-name="Mpr8" draw:text-style-name="MP11" draw:layer="backgroundobjects" svg:width="5.926cm" svg:height="1.013cm" svg:x="17.992cm" svg:y="17.824cm" presentation:class="date-time" presentation:user-transformed="true">
        <draw:text-box>
          <text:p text:style-name="MP10"><text:span text:style-name="MT4"><text:date style:data-style-name="D1" text:date-value="2014-11-25">11/25/14</text:date></text:span></text:p>
        </draw:text-box>
      </draw:frame>
      <draw:frame draw:name="Tijdelijke aanduiding voor voettekst 2" presentation:style-name="Mpr8" draw:text-style-name="MP11" draw:layer="backgroundobjects" svg:width="15.451cm" svg:height="1.013cm" svg:x="2.54cm" svg:y="17.824cm" presentation:class="footer" presentation:user-transformed="true">
        <draw:text-box>
          <text:p/>
        </draw:text-box>
      </draw:frame>
      <draw:frame draw:name="Tijdelijke aanduiding voor dianummer 22" presentation:style-name="Mpr8" draw:text-style-name="MP13" draw:layer="backgroundobjects" svg:width="1.269cm" svg:height="1.013cm" svg:x="23.918cm" svg:y="17.824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5T21:30:04.334928556</dc:date>
    <meta:generator>LibreOffice/4.2.6.3$Linux_X86_64 LibreOffice_project/420m0$Build-3</meta:generator>
    <meta:editing-duration>PT10M5S</meta:editing-duration>
    <meta:editing-cycles>5</meta:editing-cycles>
    <meta:document-statistic meta:object-count="74"/>
  </office:meta>
</office:document-meta>
</file>